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2.833cm" style:rel-column-width="10922*"/>
    </style:style>
    <style:style style:name="Tabella2.F" style:family="table-column">
      <style:table-column-properties style:column-width="2.835cm" style:rel-column-width="10925*"/>
    </style:style>
    <style:style style:name="Tabella2.A1" style:family="table-cell">
      <style:table-cell-properties fo:padding="0.097cm" fo:border-left="0.002cm solid #000000" fo:border-right="none" fo:border-top="0.002cm solid #000000" fo:border-bottom="0.002cm solid #000000"/>
    </style:style>
    <style:style style:name="Tabella2.F1" style:family="table-cell">
      <style:table-cell-properties fo:padding="0.097cm" fo:border="0.002cm solid #000000"/>
    </style:style>
    <style:style style:name="Tabella2.A2" style:family="table-cell" style:data-style-name="N0">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able_20_Contents">
      <style:paragraph-properties fo:text-align="start" style:justify-single-word="false"/>
      <style:text-properties style:font-name="Arial" fo:font-size="14pt" style:font-size-asian="14pt" style:font-size-complex="14pt"/>
    </style:style>
    <style:style style:name="P10"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3" style:family="paragraph" style:parent-style-name="Standard" style:list-style-name="L3">
      <style:paragraph-properties fo:text-align="start" style:justify-single-word="false"/>
      <style:text-properties style:font-name="Arial" fo:font-size="14pt" style:font-size-asian="14pt" style:font-size-complex="14pt"/>
    </style:style>
    <style:style style:name="P14"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5">
      <style:paragraph-properties fo:text-align="start" style:justify-single-word="false"/>
    </style:style>
    <style:style style:name="P18" style:family="paragraph" style:parent-style-name="Text_20_body" style:list-style-name="L1">
      <style:text-properties style:font-name="Verdana"/>
    </style:style>
    <style:style style:name="P19" style:family="paragraph" style:parent-style-name="Text_20_body" style:list-style-name="L1">
      <style:paragraph-properties fo:margin-top="0cm" fo:margin-bottom="0cm"/>
      <style:text-properties style:font-name="Verdana"/>
    </style:style>
    <style:style style:name="P20"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zxx" fo:country="none" style:language-asian="zxx" style:country-asian="none" style:language-complex="zxx" style:country-complex="none"/>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20"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38304954" text:style-name="L1">
        <text:list-item>
          <text:p text:style-name="P19">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19">un insieme configurabile di concorrenti, ciascuno con caratteristiche specifiche di prestazione, risorse, strategia di gara, ecc.</text:p>
        </text:list-item>
        <text:list-item>
          <text:p text:style-name="P19">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8">una particolare competizione, con specifica configurabile della durata e controllo di terminazione dei concorrenti a fine gara.</text:p>
        </text:list-item>
      </text:list>
      <text:p text:style-name="P3"/>
      <text:p text:style-name="P3"/>
      <text:p text:style-name="P3">Componenti</text:p>
      <text:list xml:id="list38304038" text:style-name="L2">
        <text:list-item>
          <text:p text:style-name="P10">Circuito</text:p>
          <text:list>
            <text:list-item>
              <text:p text:style-name="P10">Pista</text:p>
              <text:list>
                <text:list-item>
                  <text:p text:style-name="P10">Tratti</text:p>
                </text:list-item>
              </text:list>
            </text:list-item>
            <text:list-item>
              <text:p text:style-name="P10">Corsia di rifornimento</text:p>
              <text:list>
                <text:list-item>
                  <text:p text:style-name="P10">Garage</text:p>
                </text:list-item>
              </text:list>
            </text:list-item>
            <text:list-item>
              <text:p text:style-name="P10">Linea di traguardo (contatore che decrementa per tener conto degli arrivi e dei passaggi)</text:p>
            </text:list-item>
          </text:list>
        </text:list-item>
      </text:list>
      <text:p text:style-name="P4"/>
      <text:list xml:id="list38304797" text:continue-numbering="true" text:style-name="L2">
        <text:list-item>
          <text:p text:style-name="P10">Concorrente</text:p>
          <text:list>
            <text:list-item>
              <text:p text:style-name="P10">Auto (caratteristiche tecniche -&gt; prestazioni..)</text:p>
            </text:list-item>
            <text:list-item>
              <text:p text:style-name="P10">Strategia</text:p>
            </text:list-item>
            <text:list-item>
              <text:p text:style-name="P10">Sistema di controllo e monitoraggio</text:p>
            </text:list-item>
          </text:list>
        </text:list-item>
        <text:list-item>
          <text:p text:style-name="P10">Sistema di monitoraggio per lo stato di tutta la gara</text:p>
          <text:list>
            <text:list-item>
              <text:p text:style-name="P10">Interfaccia di controllo (terminale di monitoraggio)</text:p>
            </text:list-item>
            <text:list-item>
              <text:p text:style-name="P10">Elaborazione dati e statistiche della competizione</text:p>
            </text:list-item>
          </text:list>
        </text:list-item>
        <text:list-item>
          <text:p text:style-name="P10">Competizione</text:p>
          <text:list>
            <text:list-item>
              <text:p text:style-name="P10">Circuito (configurabile)</text:p>
            </text:list-item>
            <text:list-item>
              <text:p text:style-name="P10">Concorrenti</text:p>
            </text:list-item>
            <text:list-item>
              <text:p text:style-name="P10">Durata (configurabile)</text:p>
            </text:list-item>
            <text:list-item>
              <text:p text:style-name="P10">Tempo atmosferico (configurabile)</text:p>
            </text:list-item>
            <text:list-item>
              <text:p text:style-name="P10"><text:soft-page-break/>Controllo di terminazione (statico)</text:p>
            </text:list-item>
            <text:list-item>
              <text:p text:style-name="P10">Classifica</text:p>
            </text:list-item>
          </text:list>
        </text:list-item>
      </text:list>
      <text:p text:style-name="P4"/>
      <text:p text:style-name="P3">Problematiche</text:p>
      <text:list xml:id="list38298968" text:style-name="L3">
        <text:list-item>
          <text:p text:style-name="P11">Sincronia fra condizioni esterne indipendenti dai concorrenti e aggiornamento di stato (o strategia) dei concorrenti</text:p>
        </text:list-item>
        <text:list-item>
          <text:p text:style-name="P11">Coerenza temporale fra scorrere del tempo e stato della gara e dei concorrenti</text:p>
        </text:list-item>
        <text:list-item>
          <text:p text:style-name="P11">Come affrontare la strategia: carico di benzina, gomme, configurazione auto</text:p>
        </text:list-item>
        <text:list-item>
          <text:p text:style-name="P11">Come gestire il monitoraggio e le statistiche: centralizzare oppure distribuire tutto</text:p>
        </text:list-item>
        <text:list-item>
          <text:p text:style-name="P11">Concorrenti centralizzati nello stessa macchina della competizione. Altrimenti risulterebbe alquanto complesso mantenere coerenza temporale dello stato del sistema</text:p>
        </text:list-item>
        <text:list-item>
          <text:p text:style-name="P11">Bisogna prevedere dei checkpoint per la realizzazione di statistiche, ovvero una lista di momenti in cui è importante “fotografare” lo stato del sistema (della gara)</text:p>
          <text:list>
            <text:list-item>
              <text:p text:style-name="P11">Avvio</text:p>
            </text:list-item>
            <text:list-item>
              <text:p text:style-name="P11">Partenza</text:p>
            </text:list-item>
            <text:list-item>
              <text:p text:style-name="P11">Sorpasso</text:p>
            </text:list-item>
            <text:list-item>
              <text:p text:style-name="P11">Pit stop</text:p>
            </text:list-item>
            <text:list-item>
              <text:p text:style-name="P11">Fine tratto</text:p>
            </text:list-item>
            <text:list-item>
              <text:p text:style-name="P11">Arrivo (singoli concorrenti)</text:p>
            </text:list-item>
            <text:list-item>
              <text:p text:style-name="P13">Fine gara</text:p>
            </text:list-item>
          </text:list>
        </text:list-item>
        <text:list-item>
          <text:p text:style-name="P12">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2">Quale entità deve gestire il numer di giri mancanti. Il singolo concorrente o esternamente nella Competizione?</text:p>
        </text:list-item>
        <text:list-item>
          <text:p text:style-name="P12">ADA permetterebbe un controllo più fine della terminazione di processi con clienti e serventi</text:p>
        </text:list-item>
        <text:list-item>
          <text:p text:style-name="P12">Esistono tecniche in ADA per rendere più operazioni come fossero atomiche (synchronized di java circa...)</text:p>
        </text:list-item>
        <text:list-item>
          <text:p text:style-name="P12">Distribuire corsia dei box?</text:p>
        </text:list-item>
        <text:list-item>
          <text:p text:style-name="P12">Accoppiamento forte oppure carico di lavoro più oneroso per singoli processi?</text:p>
        </text:list-item>
      </text:list>
      <text:p text:style-name="P4"/>
      <text:p text:style-name="P4"/>
      <text:p text:style-name="P3">Use Case</text:p>
      <text:p text:style-name="P3"/>
      <text:p text:style-name="P5">Competizione</text:p>
      <text:p text:style-name="P5"/>
      <text:p text:style-name="P6">Sommario</text:p>
      <text:p text:style-name="P8"><text:soft-page-break/>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38283820" text:style-name="L4">
        <text:list-item>
          <text:p text:style-name="P15">Ottenere tratto migliore</text:p>
        </text:list-item>
        <text:list-item>
          <text:p text:style-name="P15">In simultanea:</text:p>
          <text:list>
            <text:list-item>
              <text:p text:style-name="P15">analisi condizioni traeittoria</text:p>
            </text:list-item>
            <text:list-item>
              <text:p text:style-name="P15">analisi caratteristiche traiettoria</text:p>
            </text:list-item>
            <text:list-item>
              <text:p text:style-name="P15">analisi condizioni auto (es. Benzina)</text:p>
            </text:list-item>
            <text:list-item>
              <text:p text:style-name="P15">analisi caratteristiche auto (es. Cilindrata)</text:p>
            </text:list-item>
          </text:list>
        </text:list-item>
        <text:list-item>
          <text:p text:style-name="P15">Calcolo velocità media</text:p>
        </text:list-item>
        <text:list-item>
          <text:p text:style-name="P15">Attraversamento tratto n a velocità v.</text:p>
        </text:list-item>
      </text:list>
      <text:p text:style-name="P8"/>
      <text:p text:style-name="P8"/>
      <text:p text:style-name="P8"/>
      <text:p text:style-name="P8"/>
      <text:p text:style-name="P8">DOMANDE</text:p>
      <text:list xml:id="list38303371" text:style-name="L5">
        <text:list-item>
          <text:p text:style-name="P16">Nel momento in cui 3 thread acquisiscono risorsa ed eseguono procedure o funzioni con essa, l'ordine di acquisizione potrebbe non essere necessariamente l'ordine di rilascio. Questo implica che 3 auto che acquisiscono un tratto potrebbero rilasciarlo in ordine diverso. Va bene conferire questo genere di non determinismo o bisogna avere controllo totale su tutto?</text:p>
        </text:list-item>
        <text:list-item>
          <text:p text:style-name="P16">Traiettoria ottimale dipende da pista e non da concorrente, quindi il concorrente non deve avere conoscenza della pista. Ok?</text:p>
        </text:list-item>
        <text:list-item>
          <text:p text:style-name="P16">Quanta conoscenza deve avere il concorrente della pista?</text:p>
        </text:list-item>
        <text:list-item>
          <text:p text:style-name="P16">L'entità competizione ha senso che assuma la forma di un </text:p>
        </text:list-item>
        <text:list-item>
          <text:p text:style-name="P17"><text:span text:style-name="T1">Distribuire la gestione delle statistiche, tenerla fuori dal server dove avviene la corsa. Questo per distribuire l'onere di tutti i client che si </text:span><text:soft-page-break/><text:span text:style-name="T1">connettono per richiedere vari tipi di log.</text:span></text:p>
          <text:list>
            <text:list-item>
              <text:p text:style-name="P16">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9">TEMPO ARRIVO</text:p>
          </table:table-cell>
          <table:table-cell table:style-name="Tabella1.A1" office:value-type="string">
            <text:p text:style-name="P9">NUM TRATTO</text:p>
          </table:table-cell>
          <table:table-cell table:style-name="Tabella1.A1" office:value-type="string">
            <text:p text:style-name="P9">NOME CONCOR</text:p>
          </table:table-cell>
          <table:table-cell table:style-name="Tabella1.D1" office:value-type="string">
            <text:p text:style-name="P9">NUM GIRO</text:p>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8">La classifica viene fatta ordinando prima tramite il numero del giro, poi il numero di tratto e infine il tempo.</text:p>
      <text:p text:style-name="P8">Snapshot – Come avvengono:</text:p>
      <text:p text:style-name="P8">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8"/>
      <text:p text:style-name="P8">AGGIORNAMENTO CLASSIFICA (a intervalli temporali)</text:p>
      <text:p text:style-name="P8">Il primo concorrente che si accorge che esiste ancora la tabella relativa all'intervallo temporale che lui deve scrivere (ad esempio la tabella tra 100 e 200 unità di tempo) la crea. Il metodo di creazione deve essere in mutua esclusione. Il primo che vede che manca la tabella chiama un metodo di creazione tabella che avrà molteplicità 1, in modo che nessun altro possa accederci. Ogni concorrente che arriverà dopo vedrà la tabella creata.</text:p>
      <text:p text:style-name="P8">Il metodo di creazione verrà richiamato dall'interno del metodo di aggiornamento della tupla della tabella presente nel circuito.</text:p>
      <text:p text:style-name="P8"/>
      <text:p text:style-name="P8">TABELLA CONCORRENTE</text:p>
      <text:p text:style-name="P8">Ogni concorrente ha una tabella in cui vengono registrate le informazioni da passare ai box (ed eventualmente alle tv collegate).</text:p>
      <text:p text:style-name="P8">La tabella sarà del tipo</text:p>
      <table:table table:name="Tabella2" table:style-name="Tabella2">
        <table:table-column table:style-name="Tabella2.A" table:number-columns-repeated="5"/>
        <table:table-column table:style-name="Tabella2.F"/>
        <text:soft-page-break/>
        <table:table-row>
          <table:table-cell table:style-name="Tabella2.A1" office:value-type="string">
            <text:p text:style-name="P9">Tratto</text:p>
          </table:table-cell>
          <table:table-cell table:style-name="Tabella2.A1" office:value-type="string">
            <text:p text:style-name="P9">Tempo</text:p>
          </table:table-cell>
          <table:table-cell table:style-name="Tabella2.A1" office:value-type="string">
            <text:p text:style-name="P9">Benzina</text:p>
          </table:table-cell>
          <table:table-cell table:style-name="Tabella2.A1" office:value-type="string">
            <text:p text:style-name="P9">Gomme</text:p>
          </table:table-cell>
          <table:table-cell table:style-name="Tabella2.A1" office:value-type="string">
            <text:p text:style-name="P9">Settore</text:p>
          </table:table-cell>
          <table:table-cell table:style-name="Tabella2.F1" office:value-type="string">
            <text:p text:style-name="P9">Giro</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1">
            <text:p text:style-name="P9">1</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1">
            <text:p text:style-name="P9">1</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row>
          <table:table-cell table:style-name="Tabella2.A2" office:value-type="float" office:value="7">
            <text:p text:style-name="P9">7</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2">
            <text:p text:style-name="P9">2</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
      <text:p text:style-name="P8"/>
      <text:p text:style-name="P8">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8"/>
      <text:p text:style-name="P8">STRUTTURA DATI TABELLE</text:p>
      <text:p text:style-name="P8">Per quanto riguarda le tabelle presenti nel computer di bordo e nel circuito si possono uniformare in modo da scrivere una sola volta i dati.</text:p>
      <text:p text:style-name="P8">Si crea una tabella "generale" (possibilmente per ogni concorrente) con al suo interno <text:span text:style-name="T2">i</text:span><text:span text:style-name="T3">stante di tempo, numero giro, numero settore, numero tratto </text:span>. Il circuito terrà poi una tabella con ID_CONCORRENTE e un riferimento alla tupla + aggiornata della tabella "generale" relativa all'id_concorrente. Il computer di bordo avrà invece le tuple composte da GOMME, BENZINA e un puntatore alla tupla relativa "allo stesso giro del concorrente a cui si riferisce il computer di bordo".</text:p>
      <text:p text:style-name="P8"/>
      <text:p text:style-name="P8"/>
      <text:p text:style-name="P8">BOX</text:p>
      <text:p text:style-name="P8">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8">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text:soft-page-break/>entro il timeout della rete ad ogni esecuzione il comportamento sarà sempre lo stesso. In caso di timeout le cose possono ovviamente variare ma il sistema non si presenta come in stallo.</text:p>
      <text:p text:style-name="P8"/>
      <text:p text:style-name="P8">SISTEMA DI COMUNICAZIONE</text:p>
      <text:p text:style-name="P8"/>
      <text:p text:style-name="P8">Ogni concorrente comunica i propri dati al proprio sistema di controllo concorrente. Questo è il luogo dove il sistema di controllo centrale recupera i dati da restituire ai box e alle tv preventivamente registrate (prima dell'avvio della competizione).</text:p>
      <text:p text:style-name="P8">I box quindi utilizzano i dati passati dal sistema di controllo centrale e li elaborano per controllare ed eventualmente modificare la strategia di gara. Per comunicare con i concorrenti utilizzano un'altra interfaccia (ne esisterà una per ogni concorrente) denominata "comunicazione radio". Tramite questa entità si comunica la strategia e il concorrente può chiedere informazioni (ad esempio mettersi in attesa attendendo la comunicazione dei box che hanno elaborato i dati di gara per sapere se deve rientrare ai box.</text:p>
      <text:p text:style-name="P8"/>
      <text:p text:style-name="P8">Questa struttura si presta alla distribuzione (di box e tv) ma funziona in maniera coerente anche se utilizzata in locale.</text:p>
      <text:p text:style-name="P8">La struttura architetturale è quindi più omogenea per quanto riguarda la lettura dei dati. Viene disaccoppiata la lettura dei dati dalla comunicazione concorrente-box.</text:p>
      <text:p text:style-name="P8">La lettura dei dati viene resa uguale per tutti quelli a cui interessano i dati mentre la comunicazione (di strategie) avviene con un canale dedicato dai box direttamente ai concorre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ir Nicolaz Nicolaz</meta:initial-creator>
    <meta:creation-date>2008-12-09T15:56:31</meta:creation-date>
    <dc:creator>Famiglia Nesello</dc:creator>
    <dc:date>2009-08-17T18:19:31.84</dc:date>
    <meta:editing-cycles>71</meta:editing-cycles>
    <meta:editing-duration>PT12H14M15S</meta:editing-duration>
    <meta:document-statistic meta:table-count="2" meta:image-count="0" meta:object-count="0" meta:page-count="6" meta:paragraph-count="138" meta:word-count="1663" meta:character-count="10823"/>
    <meta:user-defined meta:name="Info 1"/>
    <meta:user-defined meta:name="Info 2"/>
    <meta:user-defined meta:name="Info 3"/>
    <meta:user-defined meta:name="Info 4"/>
  </office:meta>
</office:document-meta>
</file>